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0580000001FCB90A74F.png"/>
  <manifest:file-entry manifest:media-type="image/png" manifest:full-path="Pictures/100002010000011800000052F1137D3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able_20_Contents">
      <style:text-properties style:font-name="Arial1" style:font-size-asian="10.5pt"/>
    </style:style>
    <style:style style:name="P2" style:family="paragraph" style:parent-style-name="ENS_5f_Footer">
      <style:paragraph-properties fo:margin-left="2.263cm" fo:margin-right="0cm" fo:text-indent="0cm" style:auto-text-indent="false"/>
    </style:style>
    <style:style style:name="P3" style:family="paragraph" style:parent-style-name="ENS_5f_default">
      <style:paragraph-properties fo:padding="0.049cm" fo:border="0.002cm solid #000000" style:shadow="none"/>
    </style:style>
    <style:style style:name="P4" style:family="paragraph" style:parent-style-name="ENS_5f_default">
      <style:text-properties fo:font-style="normal" style:font-style-asian="normal" style:font-style-complex="normal"/>
    </style:style>
    <style:style style:name="P5" style:family="paragraph" style:parent-style-name="ENS_5f_default">
      <style:text-properties fo:font-style="italic" style:font-style-asian="italic" style:font-style-complex="italic"/>
    </style:style>
    <style:style style:name="P6" style:family="paragraph" style:parent-style-name="ENS_5f_default" style:list-style-name="L1"/>
    <style:style style:name="P7" style:family="paragraph" style:parent-style-name="ENS_5f_default" style:list-style-name="L1">
      <style:text-properties fo:font-style="normal" style:font-style-asian="normal" style:font-style-complex="normal"/>
    </style:style>
    <style:style style:name="P8" style:family="paragraph" style:parent-style-name="ENS_5f_default" style:list-style-name="L2">
      <style:text-properties fo:font-style="normal" style:font-style-asian="normal" style:font-style-complex="normal"/>
    </style:style>
    <style:style style:name="P9" style:family="paragraph" style:parent-style-name="ENS_5f_default" style:list-style-name="L3">
      <style:text-properties fo:font-style="normal" style:font-style-asian="normal" style:font-style-complex="normal"/>
    </style:style>
    <style:style style:name="P10" style:family="paragraph" style:parent-style-name="ENS_5f_default" style:list-style-name="L2"/>
    <style:style style:name="P11" style:family="paragraph" style:parent-style-name="ENS_5f_default" style:list-style-name="L3"/>
    <style:style style:name="P12" style:family="paragraph" style:parent-style-name="ENS_5f_default" style:list-style-name="L4"/>
    <style:style style:name="P13" style:family="paragraph" style:parent-style-name="ENS_5f_default" style:list-style-name="L4">
      <style:text-properties style:font-name="Courier New"/>
    </style:style>
    <style:style style:name="P14" style:family="paragraph" style:parent-style-name="ENS_5f_default" style:list-style-name="L5"/>
    <style:style style:name="T1" style:family="text">
      <style:text-properties fo:font-variant="normal" fo:text-transform="none" fo:color="#808080" style:font-name="Arial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808080" style:font-name="Arial" fo:font-size="10pt" fo:letter-spacing="normal" style:font-size-asian="10pt" style:font-size-complex="10pt"/>
    </style:style>
    <style:style style:name="T3" style:family="text">
      <style:text-properties fo:font-variant="normal" fo:text-transform="none" fo:color="#4374b7" style:text-line-through-styl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urier New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ENS_5f_Titre">Partie 3 – Moteur de recherche RESTFul</text:p>
      <text:p text:style-name="ENS_5f_default"/>
      <text:p text:style-name="P3"><text:s text:c="2"/>Nous allons <text:s/>étudier les différentes <text:s/>étapes du développement d’une application Spring Boot. Ces <text:s/>étapes <text:s/>étant dépendantes, il est indispensable que chaque partie soit entièrement réalisée avant de passer à la suivante</text:p>
      <text:p text:style-name="ENS_5f_Titre_20_exercice"/>
      <text:p text:style-name="ENS_5f_Titre_20_exercice"/>
      <text:p text:style-name="ENS_5f_Titre_20_exercice">1 – Création de la classe du domaine Inscription</text:p>
      <text:p text:style-name="P5"/>
      <text:p text:style-name="P4">Une inscription décrit l'inscription d'un utilisateur à une activité.</text:p>
      <text:list xml:id="list4529318442114227380" text:style-name="L1">
        <text:list-item>
          <text:p text:style-name="P7">Créez la classe du domaine « friendsofmine.Inscription » et la classe de test associée « InscriptionTest ».</text:p>
        </text:list-item>
        <text:list-item>
          <text:p text:style-name="P7">Modifiez le contenu du fichier «InscriptionTest.groovy » de telle sorte qu'il soit identique au contenu disponible ici :</text:p>
          <text:p text:style-name="P6"><text:a xlink:type="simple" xlink:href="https://gist.github.com/FranckSilvestre/56bae1f6744178c8c5b7b3da3a0ec484" text:style-name="Internet_20_link" text:visited-style-name="Visited_20_Internet_20_Link"><text:span text:style-name="T4">https://gist.github.com/FranckSilvestre/56bae1f6744178c8c5b7b3da3a0ec484</text:span></text:a><text:span text:style-name="T4"> </text:span></text:p>
        </text:list-item>
        <text:list-item>
          <text:p text:style-name="P7">Modifiez le contenu de la classe Inscription pour que les tests de la classe InscriptionTest passent.</text:p>
        </text:list-item>
      </text:list>
      <text:p text:style-name="P4"/>
      <text:p text:style-name="ENS_5f_Titre_20_exercice">2 - <text:s/>Création du service InscriptionService</text:p>
      <text:p text:style-name="ENS_5f_default"/>
      <text:list xml:id="list3235378566201322524" text:style-name="L2">
        <text:list-item>
          <text:p text:style-name="P10">Créez la classe de service « InscriptionService » dans le package ad-hoc.</text:p>
        </text:list-item>
        <text:list-item>
          <text:p text:style-name="P8">Créezla classe de test InscriptionServiceITest <text:s/>dans le package ad-hoc.</text:p>
          <text:p text:style-name="P10">Modifiez le contenu de la nouvelle classe de test pour qu'il <text:span text:style-name="T4">soit identique au contenu disponible ici :</text:span></text:p>
          <text:p text:style-name="P8"><text:a xlink:type="simple" xlink:href="https://gist.github.com/FranckSilvestre/ca92afc8e69e9f1554b4" text:style-name="Internet_20_link" text:visited-style-name="Visited_20_Internet_20_Link">https://gist.github.com/FranckSilvestre/ca92afc8e69e9f1554b4</text:a> </text:p>
        </text:list-item>
        <text:list-item>
          <text:p text:style-name="P8">Modifiez la classe InscriptionService pour que les tests de la classe InscriptionServiceIntegrationSpec passent.</text:p>
        </text:list-item>
        <text:list-item>
          <text:p text:style-name="P8">Générez les vues et le contrôleur associés à la classe Inscription. </text:p>
        </text:list-item>
        <text:list-item>
          <text:p text:style-name="P8">Modifier la classe <text:s/>InscriptionController et éventuellement la classe InscriptionService pour que l'insertion, la modification ou la suppression d'une inscription se fasse en utilisant le service InscriptionService.</text:p>
        </text:list-item>
        <text:list-item>
          <text:p text:style-name="P8">Redéfinissez la méthode toString dans la classe Activite pour qu'elle affiche le titre de l'activité et le responsable de l'activité.</text:p>
        </text:list-item>
        <text:list-item>
          <text:p text:style-name="P8">Lancez l'application et vérifiez que l'application se comporte comme attendu sur la gestion des inscriptions. </text:p>
        </text:list-item>
      </text:list>
      <text:p text:style-name="ENS_5f_default"/>
      <text:p text:style-name="ENS_5f_Titre_20_exercice">3 - <text:s/>Le moteur de recherche sur les inscriptions </text:p>
      <text:p text:style-name="ENS_5f_default">Nous allons à présent mettre en place un moteur de recherche sur les inscriptions.</text:p>
      <text:list xml:id="list1066330213561176933" text:style-name="L3">
        <text:list-item>
          <text:p text:style-name="P11">Modifiez le contenu de la classe JeuTestService pour qu'il soit identique au contenu disponible ici :</text:p>
          <text:p text:style-name="P11"><text:a xlink:type="simple" xlink:href="https://gist.github.com/FranckSilvestre/93fb1e7ee9c8fe5fa989" text:style-name="Internet_20_link" text:visited-style-name="Visited_20_Internet_20_Link">https://gist.github.com/FranckSilvestre/93fb1e7ee9c8fe5fa989</text:a> </text:p>
          <text:p text:style-name="P11">Observez le contenu de la classe JeuTestService : les propriétés déclarées dans cette classe facilitent l'écriture des tests.</text:p>
        </text:list-item>
        <text:list-item>
          <text:p text:style-name="P11">Modifiez le contenu de la classe Bootstrap.groovy pour qu'il soit identique au contenu disponible ici :</text:p>
          <text:p text:style-name="P11"><text:soft-page-break/><text:a xlink:type="simple" xlink:href="https://gist.github.com/FranckSilvestre/44a07befff795527cc81" text:style-name="Internet_20_link" text:visited-style-name="Visited_20_Internet_20_Link">https://gist.github.com/FranckSilvestre/44a07befff795527cc81</text:a> </text:p>
        </text:list-item>
        <text:list-item>
          <text:p text:style-name="P11">Relancez l'application et vérifiez que les utilisateurs, activités et inscriptions créées via la classe JeuTestService sont bien disponibles.</text:p>
        </text:list-item>
        <text:list-item>
          <text:p text:style-name="P11">Modifiez le contenu de la classe I<text:span text:style-name="T4">nscriptionServiceIntegrationSpec</text:span> pour qu'elle <text:span text:style-name="T4">soit identique au contenu disponible ici :</text:span></text:p>
          <text:p text:style-name="P9"><text:a xlink:type="simple" xlink:href="https://gist.github.com/FranckSilvestre/eeea24bef288ebd3625d" text:style-name="Internet_20_link" text:visited-style-name="Visited_20_Internet_20_Link">https://gist.github.com/FranckSilvestre/eeea24bef288ebd3625d</text:a> </text:p>
        </text:list-item>
        <text:list-item>
          <text:p text:style-name="P11"><text:span text:style-name="T4">Modifiez la classe InscriptionService pour que les tests de la classe InscriptionServiceIntegrationSpec passent de nouveau. L'implémentation de la méthode searchInscriptions(...) <text:s/>utilisera l'API criteria (</text:span><text:a xlink:type="simple" xlink:href="http://grails.github.io/grails-doc/2.4.2/guide/GORM.html#criteria" text:style-name="Internet_20_link" text:visited-style-name="Visited_20_Internet_20_Link"><text:span text:style-name="T4">http://grails.github.io/grails-doc/2.4.2/guide/GORM.html#criteria</text:span></text:a><text:span text:style-name="T4"> ).</text:span></text:p>
        </text:list-item>
        <text:list-item>
          <text:p text:style-name="P11">Implémenter l'action de contrôleur « doSearchInscriptions » qui traite la requête provenant du formulaire et retourne la vue « inscription/index.gsp » affichant le résultat de la requête<text:span text:style-name="T4">. </text:span></text:p>
        </text:list-item>
        <text:list-item>
          <text:p text:style-name="P11">Lancez l'application et vérifiez que le moteur de recherche se comporte comme attendu.<text:span text:style-name="T4"> </text:span></text:p>
        </text:list-item>
      </text:list>
      <text:p text:style-name="ENS_5f_default"/>
      <text:p text:style-name="ENS_5f_default"/>
      <text:p text:style-name="ENS_5f_Titre_20_exercice">5. Dans les arcanes du mapping objet/relationnel...</text:p>
      <text:p text:style-name="ENS_5f_default"/>
      <text:list xml:id="list2327003690854758092" text:style-name="L4">
        <text:list-item>
          <text:p text:style-name="P12">L'API Criteria fournie par Grails est un DSL construit au dessus l'API Criteria Hibernate. Vous pouvez jeter un coup d'oeil à l'API originale ici :</text:p>
          <text:p text:style-name="P12"><text:a xlink:type="simple" xlink:href="https://docs.jboss.org/hibernate/orm/3.3/reference/fr-FR/html/querycriteria.html" text:style-name="Internet_20_link" text:visited-style-name="Visited_20_Internet_20_Link">https://docs.jboss.org/hibernate/orm/3.3/reference/fr-FR/html/querycriteria.html</text:a> </text:p>
        </text:list-item>
        <text:list-item>
          <text:p text:style-name="P12">Dans la méthode qui teste le moteur de recherche, pour vérifier que la liste obtenue contient les bonnes inscriptions, le code utilisé est par exemple le suivant :</text:p>
          <text:p text:style-name="P13">res*.id.contains(jeuTestService.jacquesOnAct3.id)</text:p>
        </text:list-item>
      </text:list>
      <text:p text:style-name="ENS_5f_default"><text:tab/>Pourquoi ne pas avoir écrit directement </text:p>
      <text:p text:style-name="ENS_5f_default"><text:tab/><text:span text:style-name="T5">res.contains(jeuTestService.jacquesOnAct3) ?</text:span></text:p>
      <text:p text:style-name="ENS_5f_default"><text:span text:style-name="T5"><text:tab/></text:span>La réponse se trouve quelque part par là :<text:line-break/><text:tab/><text:a xlink:type="simple" xlink:href="https://docs.jboss.org/hibernate/stable/core.old/reference/fr/html/persistent-classes-equalshashcode.html" text:style-name="Internet_20_link" text:visited-style-name="Visited_20_Internet_20_Link">https://docs.jboss.org/hibernate/stable/core.old/reference/fr/html/persistent-classes-equalshashcode.html</text:a> </text:p>
      <text:list xml:id="list3184050727448518932" text:style-name="L5">
        <text:list-header>
          <text:p text:style-name="P14"/>
        </text:list-header>
      </text:list>
      <text:p text:style-name="ENS_5f_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NS_5f_default" style:display-name="ENS_default" style:family="paragraph" style:parent-style-name="Standard">
      <style:text-properties style:font-name="Arial1" style:font-size-asian="10.5pt"/>
    </style:style>
    <style:style style:name="End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S_5f_Footer" style:display-name="ENS_Footer" style:family="paragraph" style:parent-style-name="ENS_5f_default" style:next-style-name="ENS_5f_default"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S_5f_Titre" style:display-name="ENS_Titre" style:family="paragraph" style:parent-style-name="ENS_5f_default" style:next-style-name="ENS_5f_default">
      <style:text-properties fo:font-size="14pt" fo:font-weight="bold" style:font-size-asian="10.5pt"/>
    </style:style>
    <style:style style:name="ENS_5f_Titre_20_exercice" style:display-name="ENS_Titre exercice" style:family="paragraph" style:parent-style-name="ENS_5f_default" style:next-style-name="ENS_5f_default">
      <style:text-properties fo:font-weight="bold" style:font-size-asian="10.5pt"/>
    </style:style>
    <style:style style:name="ENS_5f_Note_5f_enseignant" style:display-name="ENS_Note_enseignant" style:family="paragraph" style:parent-style-name="ENS_5f_default">
      <style:text-properties fo:color="#008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text-properties style:font-name="Arial1" style:font-size-asian="10.5pt"/>
    </style:style>
    <style:style style:name="MP2" style:family="paragraph" style:parent-style-name="ENS_5f_Footer">
      <style:paragraph-properties fo:margin-left="2.263cm" fo:margin-right="0cm" fo:text-indent="0cm" style:auto-text-indent="false"/>
    </style:style>
    <style:style style:name="MT1" style:family="text">
      <style:text-properties fo:font-variant="normal" fo:text-transform="none" fo:color="#808080" style:font-name="Arial" fo:font-size="10pt" fo:letter-spacing="normal" fo:font-style="normal" fo:font-weight="normal" style:font-size-asian="10pt" style:font-size-complex="10pt"/>
    </style:style>
    <style:style style:name="MT2" style:family="text">
      <style:text-properties fo:font-variant="normal" fo:text-transform="none" fo:color="#808080" style:font-name="Arial" fo:font-size="10pt" fo:letter-spacing="normal" style:font-size-asian="10pt" style:font-size-complex="10pt"/>
    </style:style>
    <style:style style:name="MT3" style:family="text">
      <style:text-properties fo:font-variant="normal" fo:text-transform="none" fo:color="#4374b7" style:text-line-through-styl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rows-spanned="2" office:value-type="string">
              <text:p text:style-name="MP1"><draw:frame draw:style-name="Mfr1" draw:name="graphics1" text:anchor-type="paragraph" svg:width="4.099cm" svg:height="1.199cm" draw:z-index="3"><draw:image xlink:href="Pictures/100002010000011800000052F1137D3E.png" xlink:type="simple" xlink:show="embed" xlink:actuate="onLoad"/></draw:frame></text:p>
            </table:table-cell>
            <table:table-cell table:style-name="Table2.B1" office:value-type="string">
              <text:p text:style-name="MP1">M2 Info DL </text:p>
            </table:table-cell>
          </table:table-row>
          <table:table-row>
            <table:covered-table-cell/>
            <table:table-cell table:style-name="Table2.B2" office:value-type="string">
              <text:p text:style-name="MP1">Développement orienté plateforme backoffice Java EE</text:p>
            </table:table-cell>
          </table:table-row>
        </table:table>
        <text:p text:style-name="ENS_5f_Footer"/>
      </style:header>
      <style:footer>
        <text:p text:style-name="MP2"><draw:frame draw:style-name="Mfr2" draw:name="graphics3" text:anchor-type="paragraph" svg:width="2.14cm" svg:height="0.75cm" draw:z-index="1"><draw:image xlink:href="Pictures/10000201000000580000001FCB90A74F.png" xlink:type="simple" xlink:show="embed" xlink:actuate="onLoad"/></draw:frame><text:span text:style-name="MT1">Ce(tte) oeuvre</text:span><text:span text:style-name="MT2"> </text:span><text:span text:style-name="MT1">est mise à disposition selon les termes de la </text:span><text:a xlink:type="simple" xlink:href="http://creativecommons.org/licenses/by-nc/3.0/fr/" text:style-name="Internet_20_link" text:visited-style-name="Visited_20_Internet_20_Link"><text:span text:style-name="MT3">Licence Creative Commons Paternité - Pas d'Utilisation Commerciale 3.0 France</text:span></text:a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4T13:21:16</meta:creation-date>
    <meta:editing-duration>PT23H18M17S</meta:editing-duration>
    <meta:editing-cycles>161</meta:editing-cycles>
    <meta:generator>OpenOffice/4.1.3$Unix OpenOffice.org_project/413m1$Build-9783</meta:generator>
    <meta:initial-creator>Franck Silvestre</meta:initial-creator>
    <dc:date>2016-11-01T10:18:38</dc:date>
    <dc:creator>Franck Silvestre</dc:creator>
    <meta:document-statistic meta:table-count="1" meta:image-count="2" meta:object-count="0" meta:page-count="2" meta:paragraph-count="42" meta:word-count="543" meta:character-count="4188"/>
  </office:meta>
</office:document-meta>
</file>